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11B400000455177AAB9A.png"/>
  <manifest:file-entry manifest:media-type="image/png" manifest:full-path="Pictures/10000201000002310000005E48198C7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 fo:text-align="center" style:justify-single-word="false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" style:family="paragraph" style:parent-style-name="Standard">
      <style:paragraph-properties fo:margin-top="0cm" fo:margin-bottom="0cm" fo:line-height="100%"/>
      <style:text-properties style:font-name="Arial" fo:font-size="9pt" fo:font-weight="bold" style:font-size-asian="9pt" style:font-weight-asian="bold" style:font-name-complex="Arial" style:font-size-complex="9pt"/>
    </style:style>
    <style:style style:name="P5" style:family="paragraph" style:parent-style-name="Standard">
      <style:paragraph-properties fo:margin-top="0cm" fo:margin-bottom="0cm" fo:line-height="100%"/>
      <style:text-properties style:font-name="Arial" fo:font-size="12pt" fo:font-weight="bold" fo:background-color="#00ffff" style:font-size-asian="12pt" style:font-weight-asian="bold" style:font-name-complex="Arial" style:font-size-complex="12pt"/>
    </style:style>
    <style:style style:name="P6" style:family="paragraph" style:parent-style-name="Standard">
      <style:paragraph-properties fo:margin-left="0.25cm" fo:margin-right="0cm" fo:margin-top="0cm" fo:margin-bottom="0cm" fo:line-height="100%" fo:text-indent="0cm" style:auto-text-indent="false"/>
      <style:text-properties fo:language="none" fo:country="none" style:language-asian="none" style:country-asian="none"/>
    </style:style>
    <style:style style:name="P7" style:family="paragraph" style:parent-style-name="Standard">
      <style:paragraph-properties fo:margin-left="0.25cm" fo:margin-right="0cm" fo:margin-top="0cm" fo:margin-bottom="0cm" fo:line-height="100%" fo:text-indent="0cm" style:auto-text-indent="false"/>
      <style:text-properties style:font-name="Arial" fo:font-size="6pt" style:font-size-asian="6pt" style:font-name-complex="Arial" style:font-size-complex="6pt"/>
    </style:style>
    <style:style style:name="P8" style:family="paragraph" style:parent-style-name="Standard">
      <style:paragraph-properties fo:margin-left="0.25cm" fo:margin-right="0cm" fo:margin-top="0cm" fo:margin-bottom="0cm" fo:line-height="100%" fo:text-indent="0cm" style:auto-text-indent="false"/>
      <style:text-properties style:font-name="Arial" fo:font-size="6pt" fo:language="none" fo:country="none" style:font-size-asian="6pt" style:language-asian="none" style:country-asian="none" style:font-name-complex="Arial" style:font-size-complex="6pt"/>
    </style:style>
    <style:style style:name="P9" style:family="paragraph" style:parent-style-name="Standard" style:master-page-name="Standard">
      <style:paragraph-properties fo:margin-left="0.25cm" fo:margin-right="0cm" fo:margin-top="0cm" fo:margin-bottom="0cm" fo:line-height="100%" fo:text-indent="0cm" style:auto-text-indent="false" style:page-number="auto"/>
      <style:text-properties fo:language="none" fo:country="none" style:language-asian="none" style:country-asian="none"/>
    </style:style>
    <style:style style:name="P10" style:family="paragraph" style:parent-style-name="Standard">
      <style:paragraph-properties fo:margin-left="-0.75cm" fo:margin-right="0cm" fo:margin-top="0cm" fo:margin-bottom="0.282cm" fo:line-height="100%" fo:text-indent="0cm" style:auto-text-indent="false">
        <style:tab-stops>
          <style:tab-stop style:position="7.548cm"/>
        </style:tab-stops>
      </style:paragraph-properties>
    </style:style>
    <style:style style:name="P11" style:family="paragraph" style:parent-style-name="Header">
      <style:paragraph-properties>
        <style:tab-stops>
          <style:tab-stop style:position="9.252cm" style:type="center"/>
        </style:tab-stops>
      </style:paragraph-properties>
      <style:text-properties fo:language="none" fo:country="none" style:language-asian="none" style:country-asian="none"/>
    </style:style>
    <style:style style:name="P12" style:family="paragraph">
      <style:paragraph-properties fo:margin-top="0cm" fo:margin-bottom="0cm" fo:line-height="100%" style:writing-mode="lr-tb"/>
    </style:style>
    <style:style style:name="P13" style:family="paragraph">
      <style:paragraph-properties style:writing-mode="lr-tb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fo:font-size="14pt" fo:font-weight="bold" style:font-name-asian="Arial" style:font-size-asian="14pt" style:font-weight-asian="bold" style:font-name-complex="Arial" style:font-size-complex="14pt"/>
    </style:style>
    <style:style style:name="T3" style:family="text">
      <style:text-properties style:font-name="Arial" fo:font-size="14pt" fo:font-weight="bold" fo:background-color="#00ffff" style:font-size-asian="14pt" style:font-weight-asian="bold" style:font-name-complex="Arial" style:font-size-complex="14pt"/>
    </style:style>
    <style:style style:name="T4" style:family="text">
      <style:text-properties style:font-name="Arial" fo:font-size="14pt" fo:font-weight="bold" fo:background-color="#00ffff" style:font-name-asian="Arial" style:font-size-asian="14pt" style:font-weight-asian="bold" style:font-name-complex="Arial" style:font-size-complex="14pt"/>
    </style:style>
    <style:style style:name="T5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font-weight="bold" style:font-name-asian="Arial" style:font-size-asian="12pt" style:font-weight-asian="bold" style:font-name-complex="Arial" style:font-size-complex="12pt"/>
    </style:style>
    <style:style style:name="T7" style:family="text">
      <style:text-properties style:font-name="Arial" fo:font-size="12pt" fo:font-weight="bold" fo:background-color="#00ffff" style:font-size-asian="12pt" style:font-weight-asian="bold" style:font-name-complex="Arial" style:font-size-complex="12pt"/>
    </style:style>
    <style:style style:name="T8" style:family="text">
      <style:text-properties style:font-name="Arial" fo:font-size="12pt" fo:font-weight="bold" fo:background-color="#00ffff" style:font-name-asian="Arial" style:font-size-asian="12pt" style:font-weight-asian="bold" style:font-name-complex="Arial" style:font-size-complex="12pt"/>
    </style:style>
    <style:style style:name="T9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0" style:family="text"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T11" style:family="text">
      <style:text-properties style:font-name="Arial" fo:font-size="10pt" fo:font-weight="bold" fo:background-color="#00ffff" style:font-size-asian="10pt" style:font-weight-asian="bold" style:font-name-complex="Arial" style:font-size-complex="10pt"/>
    </style:style>
    <style:style style:name="T12" style:family="text">
      <style:text-properties style:font-name="Arial" fo:font-size="10pt" fo:font-weight="bold" fo:background-color="#00ffff" style:font-name-asian="Arial" style:font-size-asian="10pt" style:font-weight-asian="bold" style:font-name-complex="Arial" style:font-size-complex="10pt"/>
    </style:style>
    <style:style style:name="T13" style:family="text">
      <style:text-properties style:font-name="Arial" fo:font-size="10pt" style:font-size-asian="10pt" style:font-name-complex="Arial" style:font-size-complex="10pt"/>
    </style:style>
    <style:style style:name="T14" style:family="text">
      <style:text-properties style:font-name="Arial" fo:font-size="10pt" style:font-name-asian="Arial" style:font-size-asian="10pt" style:font-name-complex="Arial" style:font-size-complex="10pt"/>
    </style:style>
    <style:style style:name="T15" style:family="text">
      <style:text-properties style:font-name="Arial" fo:font-size="10pt" fo:background-color="#00ffff" style:font-size-asian="10pt" style:font-name-complex="Arial" style:font-size-complex="10pt"/>
    </style:style>
    <style:style style:name="T16" style:family="text">
      <style:text-properties style:font-name="Arial" fo:font-size="10pt" fo:background-color="#00ffff" style:font-name-asian="Arial" style:font-size-asian="10pt" style:font-name-complex="Arial" style:font-size-complex="10pt"/>
    </style:style>
    <style:style style:name="T17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T18" style:family="text">
      <style:text-properties style:font-name="Arial" fo:font-size="9pt" fo:font-weight="bold" style:font-name-asian="Arial" style:font-size-asian="9pt" style:font-weight-asian="bold" style:font-name-complex="Arial" style:font-size-complex="9pt"/>
    </style:style>
    <style:style style:name="T19" style:family="text">
      <style:text-properties style:font-name="Arial" fo:font-size="9pt" fo:font-weight="bold" fo:background-color="#00ffff" style:font-size-asian="9pt" style:font-weight-asian="bold" style:font-name-complex="Arial" style:font-size-complex="9pt"/>
    </style:style>
    <style:style style:name="T20" style:family="text">
      <style:text-properties style:font-name="Arial" fo:font-size="9pt" fo:font-weight="bold" fo:background-color="#00ffff" style:font-name-asian="Arial" style:font-size-asian="9pt" style:font-weight-asian="bold" style:font-name-complex="Arial" style:font-size-complex="9pt"/>
    </style:style>
    <style:style style:name="T21" style:family="text">
      <style:text-properties style:font-name-complex="Arial"/>
    </style:style>
    <style:style style:name="T22" style:family="text">
      <style:text-properties style:font-name-asian="Arial"/>
    </style:style>
    <style:style style:name="T23" style:family="text">
      <style:text-properties fo:language="none" fo:country="none" style:language-asian="none" style:country-asian="none"/>
    </style:style>
    <style:style style:name="T24" style:family="text">
      <style:text-properties style:font-name-complex="Calibri"/>
    </style:style>
    <style:style style:name="T25" style:family="text">
      <style:text-properties style:use-window-font-color="true" style:font-name="Arial" fo:font-size="9pt" fo:language="de" fo:country="CH" fo:font-weight="bold" style:font-name-asian="Calibri" style:font-size-asian="9pt" style:font-weight-asian="bold" style:font-name-complex="Arial" style:font-size-complex="9pt" style:language-complex="ar" style:country-complex="SA"/>
    </style:style>
    <style:style style:name="T26" style:family="text">
      <style:text-properties style:use-window-font-color="true" style:font-name="Arial" fo:font-size="9pt" fo:language="fr" fo:country="CH" style:font-name-asian="Calibri" style:font-size-asian="9pt" style:font-name-complex="Arial" style:font-size-complex="9pt" style:language-complex="ar" style:country-complex="SA"/>
    </style:style>
    <style:style style:name="T27" style:family="text">
      <style:text-properties style:use-window-font-color="true" style:font-name="Arial" fo:font-size="9pt" fo:language="de" fo:country="CH" style:font-name-asian="Calibri" style:font-size-asian="9pt" style:font-name-complex="Arial" style:font-size-complex="9pt" style:language-complex="ar" style:country-complex="SA"/>
    </style:style>
    <style:style style:name="T28" style:family="text">
      <style:text-properties style:use-window-font-color="true" style:font-name="Arial" fo:font-size="9pt" fo:language="none" fo:country="none" style:font-name-asian="Calibri" style:font-size-asian="9pt" style:language-asian="none" style:country-asian="none" style:font-name-complex="Arial" style:font-size-complex="9pt" style:language-complex="ar" style:country-complex="SA"/>
    </style:style>
    <style:style style:name="T29" style:family="text">
      <style:text-properties style:use-window-font-color="true" style:font-name="Arial" fo:font-size="9pt" fo:language="en" fo:country="US" style:font-name-asian="Calibri" style:font-size-asian="9pt" style:font-name-complex="Arial" style:font-size-complex="9pt" style:language-complex="ar" style:country-complex="SA"/>
    </style:style>
    <style:style style:name="T30" style:family="text">
      <style:text-properties style:use-window-font-color="true" style:font-name="Arial" fo:font-size="7pt" fo:language="en" fo:country="US" style:font-name-asian="Calibri" style:font-size-asian="7pt" style:font-name-complex="Arial" style:font-size-complex="7pt" style:language-complex="ar" style:country-complex="SA"/>
    </style:style>
    <style:style style:name="T31" style:family="text">
      <style:text-properties style:use-window-font-color="true" style:font-name="Arial" fo:font-size="9pt" fo:language="en" fo:country="US" fo:font-weight="bold" style:font-name-asian="Calibri" style:font-size-asian="9pt" style:font-weight-asian="bold" style:font-name-complex="Arial" style:font-size-complex="9pt" style:language-complex="ar" style:country-complex="SA"/>
    </style:style>
    <style:style style:name="T32" style:family="text">
      <style:text-properties style:use-window-font-color="true" style:font-name="Arial" fo:font-size="9pt" fo:language="de" fo:country="CH" fo:font-style="italic" style:font-name-asian="Calibri" style:font-size-asian="9pt" style:font-style-asian="italic" style:font-name-complex="Arial" style:font-size-complex="9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horizontal-pos="from-left" style:horizontal-rel="char" fo:background-color="#f2f2f2" style:background-transparency="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/>
    </style:style>
    <style:style style:name="gr2" style:family="graphic">
      <style:graphic-properties draw:stroke="solid" svg:stroke-width="0.026cm" svg:stroke-color="#f2f2f2" draw:stroke-linejoin="miter" draw:fill="solid" draw:fill-color="#f2f2f2" draw:textarea-horizontal-align="justify" draw:textarea-vertical-align="top" draw:auto-grow-height="false" draw:auto-grow-width="false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71cm" svg:stroke-color="#9933ff" draw:stroke-linejoin="miter" draw:fill="solid" draw:fill-color="#9933ff" draw:textarea-horizontal-align="left" draw:textarea-vertical-align="middle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Frame1" text:anchor-type="char" svg:x="1.61cm" svg:y="-4.157cm" svg:width="17.42cm" svg:height="3.57cm" draw:z-index="8"><draw:text-box><text:p text:style-name="P2"><text:span text:style-name="T1">Titel</text:span><text:span text:style-name="T2"> </text:span><text:span text:style-name="T1">Bachelorarbeit</text:span><text:span text:style-name="T2"> </text:span><text:span text:style-name="T3">(Arial,</text:span><text:span text:style-name="T4"> </text:span><text:span text:style-name="T3">14,</text:span><text:span text:style-name="T4"> </text:span><text:span text:style-name="T3">fett)</text:span></text:p><text:p text:style-name="P3"/><text:p text:style-name="P2"><text:span text:style-name="T5">Name</text:span><text:span text:style-name="T6"> </text:span><text:span text:style-name="T5">Vorname</text:span><text:span text:style-name="T6"> </text:span><text:span text:style-name="T7">(Arial,</text:span><text:span text:style-name="T8"> </text:span><text:span text:style-name="T7">10,</text:span><text:span text:style-name="T8"> </text:span><text:span text:style-name="T7">fett)</text:span></text:p><text:p text:style-name="P3"/><text:p text:style-name="P2"><text:span text:style-name="T9">Studiengang,</text:span><text:span text:style-name="T10"> </text:span><text:span text:style-name="T9">Vertiefung</text:span><text:span text:style-name="T10"> </text:span><text:span text:style-name="T11">(Arial,</text:span><text:span text:style-name="T12"> </text:span><text:span text:style-name="T11">10,</text:span><text:span text:style-name="T12"> </text:span><text:span text:style-name="T11">fett)</text:span></text:p><text:p text:style-name="P3"/><text:p text:style-name="P2"><text:span text:style-name="T13">Auftraggeber</text:span><text:span text:style-name="T14"> </text:span><text:span text:style-name="T13">AG,</text:span><text:span text:style-name="T14"> </text:span><text:span text:style-name="T13">4000</text:span><text:span text:style-name="T14"> </text:span><text:span text:style-name="T13">Basel</text:span><text:span text:style-name="T14"> </text:span><text:span text:style-name="T15">(Arial,</text:span><text:span text:style-name="T16"> </text:span><text:span text:style-name="T15">10)</text:span></text:p></draw:text-box></draw:frame><draw:frame draw:style-name="fr2" draw:name="Frame2" text:anchor-type="as-char" svg:y="-0.012cm" svg:width="19.027cm" svg:height="2.805cm" draw:z-index="7"><draw:text-box><text:p text:style-name="P1"><text:span text:style-name="T17">KURZZUSAMMENFASSUNG</text:span><text:span text:style-name="T18"> </text:span><text:span text:style-name="T17">(ABSTRACT)</text:span><text:span text:style-name="T18"> </text:span><text:span text:style-name="T19">(Arial,</text:span><text:span text:style-name="T20"> </text:span><text:span text:style-name="T19">9,</text:span><text:span text:style-name="T20"> </text:span><text:span text:style-name="T19">fett)</text:span></text:p><text:p text:style-name="P4"/><text:p text:style-name="P1"><text:span text:style-name="T17">Für</text:span><text:span text:style-name="T18"> </text:span><text:span text:style-name="T17">Ihre</text:span><text:span text:style-name="T18"> </text:span><text:span text:style-name="T17">Bachelorarbeit</text:span><text:span text:style-name="T18"> </text:span><text:span text:style-name="T17">verwenden</text:span><text:span text:style-name="T18"> </text:span><text:span text:style-name="T17">Sie</text:span><text:span text:style-name="T18"> </text:span><text:span text:style-name="T17">diese</text:span><text:span text:style-name="T18"> </text:span><text:span text:style-name="T17">Vorlage.</text:span><text:span text:style-name="T18"> </text:span><text:span text:style-name="T17">Die</text:span><text:span text:style-name="T18"> </text:span><text:span text:style-name="T17">Felder</text:span><text:span text:style-name="T18"> </text:span><text:span text:style-name="T17">sind</text:span><text:span text:style-name="T18"> </text:span><text:span text:style-name="T17">automatisch</text:span><text:span text:style-name="T18"> </text:span><text:span text:style-name="T17">ein-</text:span><text:span text:style-name="T18"> </text:span><text:span text:style-name="T17">resp.</text:span><text:span text:style-name="T18"> </text:span><text:span text:style-name="T17">zweispaltig</text:span><text:span text:style-name="T18"> </text:span><text:span text:style-name="T17">generiert.</text:span><text:span text:style-name="T18"> </text:span><text:span text:style-name="T17">Die</text:span><text:span text:style-name="T18"> </text:span><text:span text:style-name="T17">Felder</text:span><text:span text:style-name="T18"> </text:span><text:span text:style-name="T17">können</text:span><text:span text:style-name="T18"> </text:span><text:span text:style-name="T17">bei</text:span><text:span text:style-name="T18"> </text:span><text:span text:style-name="T17">Bedarf</text:span><text:span text:style-name="T18"> </text:span><text:span text:style-name="T17">vergrössert</text:span><text:span text:style-name="T18"> </text:span><text:span text:style-name="T17">oder</text:span><text:span text:style-name="T18"> </text:span><text:span text:style-name="T17">verkleinert</text:span><text:span text:style-name="T18"> </text:span><text:span text:style-name="T17">werden.</text:span><text:span text:style-name="T18"> </text:span><text:span text:style-name="T17">Wichtig</text:span><text:span text:style-name="T18"> </text:span><text:span text:style-name="T17">dabei</text:span><text:span text:style-name="T18"> </text:span><text:span text:style-name="T17">zu</text:span><text:span text:style-name="T18"> </text:span><text:span text:style-name="T17">beachten:</text:span><text:span text:style-name="T18"> </text:span><text:span text:style-name="T17">das</text:span><text:span text:style-name="T18"> </text:span><text:span text:style-name="T17">Poster</text:span><text:span text:style-name="T18"> </text:span><text:span text:style-name="T17">darf</text:span><text:span text:style-name="T18"> </text:span><text:span text:style-name="T17">maximal</text:span><text:span text:style-name="T18"> </text:span><text:span text:style-name="T17">eine</text:span><text:span text:style-name="T18"> </text:span><text:span text:style-name="T17">Seite</text:span><text:span text:style-name="T18"> </text:span><text:span text:style-name="T17">lang</text:span><text:span text:style-name="T18"> </text:span><text:span text:style-name="T17">sein.</text:span><text:span text:style-name="T18"> </text:span><text:span text:style-name="T17">Die</text:span><text:span text:style-name="T18"> </text:span><text:span text:style-name="T17">Schriftart</text:span><text:span text:style-name="T18"> </text:span><text:span text:style-name="T17">und</text:span><text:span text:style-name="T18"> </text:span><text:span text:style-name="T17">-grösse</text:span><text:span text:style-name="T18"> </text:span><text:span text:style-name="T17">sind</text:span><text:span text:style-name="T18"> </text:span><text:span text:style-name="T17">in</text:span><text:span text:style-name="T18"> </text:span><text:span text:style-name="T17">den</text:span><text:span text:style-name="T18"> </text:span><text:span text:style-name="T17">Feldern</text:span><text:span text:style-name="T18"> </text:span><text:span text:style-name="T17">jeweils</text:span><text:span text:style-name="T18"> </text:span><text:span text:style-name="T19">blau</text:span><text:span text:style-name="T20"> </text:span><text:span text:style-name="T19">hinterlegt</text:span><text:span text:style-name="T17">.</text:span><text:span text:style-name="T18"> </text:span></text:p><text:p text:style-name="P4"/><text:p text:style-name="P1"><text:span text:style-name="T17">In</text:span><text:span text:style-name="T18"> </text:span><text:span text:style-name="T17">diesem</text:span><text:span text:style-name="T18"> </text:span><text:span text:style-name="T17">Feld</text:span><text:span text:style-name="T18"> </text:span><text:span text:style-name="T17">können</text:span><text:span text:style-name="T18"> </text:span><text:span text:style-name="T17">Sie</text:span><text:span text:style-name="T18"> </text:span><text:span text:style-name="T17">Ihre</text:span><text:span text:style-name="T18"> </text:span><text:span text:style-name="T17">Bachelorarbeit</text:span><text:span text:style-name="T18"> </text:span><text:span text:style-name="T17">zusammenfassen.</text:span><text:span text:style-name="T18"> </text:span><text:span text:style-name="T19">(Arial,</text:span><text:span text:style-name="T20"> </text:span><text:span text:style-name="T19">9,</text:span><text:span text:style-name="T20"> </text:span><text:span text:style-name="T19">fett)</text:span></text:p></draw:text-box></draw:frame>§</text:p>
      <text:p text:style-name="P7"/>
      <text:p text:style-name="P6"><draw:g text:anchor-type="as-char" svg:y="0cm" draw:z-index="0" draw:name="Gruppieren 2" draw:style-name="gr1"><draw:frame draw:style-name="gr2" draw:text-style-name="P12" svg:width="9.535cm" svg:height="3.641cm" svg:x="0cm" svg:y="0cm"><draw:text-box><text:p text:style-name="P12"><text:span text:style-name="T25">EINLEITUNG (INTRODUCTION) (Arial, 9, fett)</text:span></text:p><text:p text:style-name="P12"><text:span text:style-name="T26"/></text:p><text:p text:style-name="P12"><text:span text:style-name="T27">In diesem zweispaltigen Feld können Sie die Einleitung und Informationen wie zum Beispiel «Materialien und Methoden» notieren. (Arial, 9)</text:span></text:p></draw:text-box></draw:frame><draw:frame draw:style-name="gr2" draw:text-style-name="P13" svg:width="9.513cm" svg:height="3.641cm" svg:x="9.513cm" svg:y="0cm"><draw:text-box><text:p/></draw:text-box></draw:frame></draw:g></text:p>
      <text:p text:style-name="P7"/>
      <text:p text:style-name="P6"><draw:g text:anchor-type="as-char" svg:y="0cm" draw:z-index="1" draw:name="Gruppieren 10" draw:style-name="gr1"><draw:frame draw:style-name="gr2" draw:text-style-name="P12" svg:width="9.667cm" svg:height="9.921cm" svg:x="0cm" svg:y="0cm"><draw:text-box><text:p text:style-name="P12"><text:span text:style-name="T25">RESULTATE (RESULTS) (Arial, 9, fett)</text:span></text:p><text:p text:style-name="P12"><text:span text:style-name="T25"/></text:p><text:p text:style-name="P12"><text:span text:style-name="T27">Für die Resultate Ihrer Bachelorarbeit steht dieses zweispaltige Feld zur Verfügung. Auch Informationen wie Diskussionen etc. können Sie hier zusammenfassen. (Arial, 9)</text:span></text:p><text:p text:style-name="P12"><text:span text:style-name="T27"/></text:p><text:p text:style-name="P12"><text:span text:style-name="T28"/></text:p><text:p text:style-name="P12"><text:span text:style-name="T29"/></text:p><text:p text:style-name="P12"><text:span text:style-name="T27">Bilder, Illustrationen und Abbildungen können direkt in die Felder einfügt werden.</text:span></text:p><text:p text:style-name="P12"><text:span text:style-name="T27"/></text:p><text:p text:style-name="P12"><text:span text:style-name="T27">Bitte berücksichtigen in der Bildauflösung, dass Ihre Bachelorarbeit für die Diplomfeier als Poster gedruckt wird. </text:span></text:p><text:p text:style-name="P12"><text:span text:style-name="T28"/></text:p><text:p text:style-name="P12"><text:span text:style-name="T30">Abb. 1: Blubber blubber blubber (Arial, 7)</text:span></text:p><text:p text:style-name="P12"><text:span text:style-name="T29"/></text:p><text:p text:style-name="P12"><text:span text:style-name="T27">Dieses Beispiel zeigt, wie ein Bild mit Legende eingefügt wird. </text:span></text:p><text:p text:style-name="P12"><text:span text:style-name="T27"/></text:p><text:p text:style-name="P12"><text:span text:style-name="T27"/></text:p></draw:text-box></draw:frame><draw:frame draw:style-name="gr2" draw:text-style-name="P13" svg:width="9.402cm" svg:height="9.921cm" svg:x="9.645cm" svg:y="0cm"><draw:text-box><text:p/></draw:text-box></draw:frame></draw:g></text:p>
      <text:p text:style-name="P7"/>
      <text:p text:style-name="P6"><draw:g text:anchor-type="as-char" svg:y="0cm" draw:z-index="2" draw:name="Gruppieren 12" draw:style-name="gr1"><draw:frame draw:style-name="gr2" draw:text-style-name="P12" svg:width="9.535cm" svg:height="2.158cm" svg:x="0cm" svg:y="0cm"><draw:text-box><text:p text:style-name="P12"><text:span text:style-name="T25">SCHLUSSFOLGERUNG (CONCLUSION) (Arial, 9, fett)</text:span></text:p><text:p text:style-name="P12"><text:span text:style-name="T25"/></text:p><text:p text:style-name="P12"><text:span text:style-name="T27">Für die Schlussfolgerung Ihrer Bachelorarbeit steht dieses zweispaltige Feld zur Verfügung. (Arial, 9)</text:span></text:p></draw:text-box></draw:frame><draw:frame draw:style-name="gr2" draw:text-style-name="P13" svg:width="9.513cm" svg:height="2.158cm" svg:x="9.513cm" svg:y="0cm"><draw:text-box><text:p/></draw:text-box></draw:frame></draw:g></text:p>
      <text:p text:style-name="P7"/>
      <text:p text:style-name="P8"><draw:g text:anchor-type="as-char" svg:y="0cm" draw:z-index="3" draw:name="Gruppieren 21" draw:style-name="gr1"><draw:frame draw:style-name="gr2" draw:text-style-name="P12" svg:width="9.487cm" svg:height="1.412cm" svg:x="0cm" svg:y="0cm"><draw:text-box><text:p text:style-name="P12"><text:span text:style-name="T31">REFERENZEN (REFERENCES) (Arial, 9, fett)</text:span></text:p><text:p text:style-name="P12"><text:span text:style-name="T29"/></text:p><text:p text:style-name="P12"><text:span text:style-name="T27">Muster, J.; Beispiel P.; </text:span><text:span text:style-name="T32">R S TUVWX, 2009</text:span><text:span text:style-name="T27"> (Arial, 9)</text:span></text:p></draw:text-box></draw:frame><draw:frame draw:style-name="gr2" draw:text-style-name="P12" svg:width="9.605cm" svg:height="1.412cm" svg:x="9.439cm" svg:y="0cm"><draw:text-box><text:p text:style-name="P12"><text:span text:style-name="T25">Begleittdozent/in:</text:span><text:span text:style-name="T27"> Prof. Dr. Anton Muster</text:span></text:p><text:p text:style-name="P12"><text:span text:style-name="T27"/></text:p><text:p text:style-name="P12"><text:span text:style-name="T25">Expert/in:</text:span><text:span text:style-name="T27"> Prof. Dr.: Maja Beispiel</text:span></text:p></draw:text-box></draw:frame></draw:g></text:p>
      <text:p text:style-name="P7"/>
      <text:p text:style-name="P8"><draw:frame draw:style-name="fr1" draw:name="Frame3" text:anchor-type="char" svg:x="15.124cm" svg:y="0.101cm" svg:width="4.265cm" svg:height="0.885cm" draw:z-index="11"><draw:text-box><text:p text:style-name="P5">Logo<text:span text:style-name="T22"> </text:span>Partner<text:span text:style-name="T22"> </text:span>3</text:p></draw:text-box></draw:frame><draw:frame draw:style-name="fr1" draw:name="Frame4" text:anchor-type="char" svg:x="7.364cm" svg:y="0.101cm" svg:width="4.265cm" svg:height="0.885cm" draw:z-index="10"><draw:text-box><text:p text:style-name="P5">Logo<text:span text:style-name="T22"> </text:span>Partner<text:span text:style-name="T22"> </text:span>2</text:p></draw:text-box></draw:frame><draw:frame draw:style-name="fr1" draw:name="Frame5" text:anchor-type="char" svg:x="0.33cm" svg:y="0.111cm" svg:width="4.265cm" svg:height="0.885cm" draw:z-index="9"><draw:text-box><text:p text:style-name="P5">Logo<text:span text:style-name="T22"> </text:span>Partner<text:span text:style-name="T22"> </text:span>1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de" fo:country="CH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prechblasentext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 fo:margin-top="0cm" fo:margin-bottom="0cm" fo:line-height="100%"/>
    </style:style>
    <style:style style:name="Footer" style:family="paragraph" style:parent-style-name="Standard" style:class="extra">
      <style:paragraph-properties fo:margin-top="0cm" fo:margin-bottom="0cm" fo:line-height="100%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-0.75cm" fo:margin-right="0cm" fo:margin-top="0cm" fo:margin-bottom="0.282cm" fo:line-height="100%" fo:text-indent="0cm" style:auto-text-indent="false">
        <style:tab-stops>
          <style:tab-stop style:position="7.548cm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9.252cm" style:type="center"/>
        </style:tab-stops>
      </style:paragraph-properties>
      <style:text-properties fo:language="none" fo:country="none" style:language-asian="none" style:country-asian="none"/>
    </style:style>
    <style:style style:name="MP3" style:family="paragraph">
      <style:paragraph-properties style:writing-mode="lr-tb"/>
    </style:style>
    <style:style style:name="MT1" style:family="text">
      <style:text-properties style:font-name-complex="Calibri"/>
    </style:style>
    <style:style style:name="MT2" style:family="text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71cm" svg:stroke-color="#9933ff" draw:stroke-linejoin="miter" draw:fill="solid" draw:fill-color="#9933ff" draw:textarea-horizontal-align="left" draw:textarea-vertical-align="middle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0.751cm" fo:margin-bottom="1cm" fo:margin-left="1cm" fo:margin-right="1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5.95cm" fo:margin-bottom="5.85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6.701cm" fo:margin-bottom="1cm" fo:margin-left="1cm" fo:margin-right="1.501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 text:c="2"/></text:span><text:span text:style-name="MT2"><draw:frame draw:style-name="Mfr1" draw:name="Picture 2" text:anchor-type="as-char" svg:width="6.47cm" svg:height="1.081cm" draw:z-index="4"><draw:image xlink:href="Pictures/10000201000002310000005E48198C7C.png" xlink:type="simple" xlink:show="embed" xlink:actuate="onLoad"/></draw:frame></text:span></text:p>
        <text:p text:style-name="MP2"><draw:custom-shape text:anchor-type="char" draw:z-index="6" draw:name="Rechteck 1" draw:style-name="Mgr1" draw:text-style-name="MP3" svg:width="1.006cm" svg:height="3.163cm" svg:x="0.226cm" svg:y="0.644cm"><text:p/><draw:enhanced-geometry svg:viewBox="0 0 21600 21600" draw:type="rectangle" draw:enhanced-path="M 0 0 L 21600 0 21600 21600 0 21600 0 0 Z N"/></draw:custom-shape><draw:frame draw:style-name="Mfr2" draw:name="Picture 3" text:anchor-type="char" svg:x="0.173cm" svg:y="0.231cm" svg:width="19.098cm" svg:height="4.043cm" draw:z-index="5"><draw:image xlink:href="Pictures/10000201000011B400000455177AAB9A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ller Evelyne</meta:initial-creator>
    <meta:creation-date>2012-04-27T13:58:00</meta:creation-date>
    <dc:date>2012-05-08T10:32:00</dc:date>
    <meta:print-date>2011-11-29T12:56:00</meta:print-date>
    <meta:editing-cycles>2</meta:editing-cycles>
    <meta:document-statistic meta:table-count="0" meta:image-count="2" meta:object-count="0" meta:page-count="1" meta:paragraph-count="16" meta:word-count="94" meta:character-count="650" meta:non-whitespace-character-count="558"/>
    <meta:generator>LibreOffice/3.4$Unix LibreOffice_project/340m1$Build-402</meta:generator>
    <meta:user-defined meta:name="Info 1"/>
    <meta:user-defined meta:name="Info 2"/>
    <meta:user-defined meta:name="Info 3"/>
    <meta:user-defined meta:name="Info 4"/>
  </office:meta>
</office:document-meta>
</file>